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JULCARIMA LAURA, NOELIA YELITHZ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N MARTIN DE 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JULCARIMA LAURA, NOELIA YELITHZ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17:08:3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